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face style:name="StarSymbol1"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paragraph-rsid="003d6384"/>
    </style:style>
    <style:style style:name="P12" style:family="paragraph" style:parent-style-name="Text_20_body">
      <style:text-properties officeooo:paragraph-rsid="004210e6"/>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agraph-properties fo:break-before="page"/>
    </style:style>
    <style:style style:name="P20" style:family="paragraph" style:parent-style-name="Contents_20_1">
      <style:paragraph-properties>
        <style:tab-stops>
          <style:tab-stop style:position="18.461cm" style:type="right" style:leader-style="dotted" style:leader-text="."/>
        </style:tab-stops>
      </style:paragraph-properties>
    </style:style>
    <style:style style:name="P21" style:family="paragraph" style:parent-style-name="Contents_20_2">
      <style:paragraph-properties>
        <style:tab-stops>
          <style:tab-stop style:position="18.461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2">
      <style:text-properties fo:language="en" fo:country="US"/>
    </style:style>
    <style:style style:name="P24" style:family="paragraph" style:parent-style-name="Heading_20_2">
      <style:text-properties officeooo:paragraph-rsid="0040414a"/>
    </style:style>
    <style:style style:name="P25" style:family="paragraph" style:parent-style-name="Heading_20_2">
      <style:text-properties officeooo:rsid="009f8454" officeooo:paragraph-rsid="009f8454"/>
    </style:style>
    <style:style style:name="P26" style:family="paragraph" style:parent-style-name="Heading_20_2">
      <style:text-properties officeooo:rsid="00a017fb" officeooo:paragraph-rsid="00a017fb"/>
    </style:style>
    <style:style style:name="P27" style:family="paragraph" style:parent-style-name="Preformatted_20_Text">
      <style:text-properties officeooo:rsid="00a017fb" officeooo:paragraph-rsid="00a017fb"/>
    </style:style>
    <style:style style:name="P28" style:family="paragraph" style:parent-style-name="Reference">
      <style:text-properties officeooo:paragraph-rsid="003b7a84"/>
    </style:style>
    <style:style style:name="P29" style:family="paragraph" style:parent-style-name="Reference">
      <style:text-properties officeooo:paragraph-rsid="003d1cc5"/>
    </style:style>
    <style:style style:name="P30" style:family="paragraph" style:parent-style-name="Reference">
      <style:text-properties officeooo:paragraph-rsid="009d86b6"/>
    </style:style>
    <style:style style:name="P31" style:family="paragraph" style:parent-style-name="Standard" style:master-page-name="First_20_Page">
      <style:paragraph-properties style:page-number="auto"/>
    </style:style>
    <style:style style:name="P32" style:family="paragraph" style:parent-style-name="Text_20_body">
      <style:text-properties officeooo:rsid="0041cb14" officeooo:paragraph-rsid="0041cb14"/>
    </style:style>
    <style:style style:name="P33" style:family="paragraph" style:parent-style-name="Text_20_body">
      <style:text-properties officeooo:rsid="009f52c1" officeooo:paragraph-rsid="009f52c1"/>
    </style:style>
    <style:style style:name="P34" style:family="paragraph" style:parent-style-name="Text_20_body">
      <style:text-properties officeooo:rsid="009f8454" officeooo:paragraph-rsid="009f8454"/>
    </style:style>
    <style:style style:name="P35" style:family="paragraph" style:parent-style-name="Text_20_body">
      <style:text-properties officeooo:paragraph-rsid="009f8454"/>
    </style:style>
    <style:style style:name="P36" style:family="paragraph" style:parent-style-name="Text_20_body">
      <style:text-properties officeooo:rsid="00a017fb" officeooo:paragraph-rsid="00a017fb"/>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officeooo:rsid="00331f12"/>
    </style:style>
    <style:style style:name="T7" style:family="text">
      <style:text-properties officeooo:rsid="003b7a84"/>
    </style:style>
    <style:style style:name="T8" style:family="text">
      <style:text-properties officeooo:rsid="003d1cc5"/>
    </style:style>
    <style:style style:name="T9" style:family="text">
      <style:text-properties officeooo:rsid="003d6384"/>
    </style:style>
    <style:style style:name="T10"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1" style:family="text">
      <style:text-properties style:font-name="Arial1" fo:font-size="16.1000003814697pt" fo:font-weight="bold" officeooo:rsid="00a017fb" style:font-name-asian="Andale Sans UI" style:font-size-asian="16.1000003814697pt" style:font-weight-asian="bold" style:font-name-complex="Tahoma1" style:font-size-complex="16.1000003814697pt"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017fb"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86b6" style:font-style-asian="normal" style:font-style-complex="normal"/>
    </style:style>
    <style:style style:name="T19" style:family="text">
      <style:text-properties fo:font-style="normal" officeooo:rsid="009f8454" style:font-style-asian="normal" style:font-style-complex="normal"/>
    </style:style>
    <style:style style:name="T20" style:family="text">
      <style:text-properties fo:font-style="normal" officeooo:rsid="00a017fb" style:font-style-asian="normal" style:font-style-complex="normal"/>
    </style:style>
    <style:style style:name="T21" style:family="text">
      <style:text-properties officeooo:rsid="0086a937"/>
    </style:style>
    <style:style style:name="T22" style:family="text">
      <style:text-properties officeooo:rsid="009d86b6"/>
    </style:style>
    <style:style style:name="T23" style:family="text">
      <style:text-properties officeooo:rsid="009deed8"/>
    </style:style>
    <style:style style:name="T24" style:family="text">
      <style:text-properties officeooo:rsid="009f52c1"/>
    </style:style>
    <style:style style:name="T25" style:family="text">
      <style:text-properties officeooo:rsid="009f8454"/>
    </style:style>
    <style:style style:name="T26" style:family="text">
      <style:text-properties officeooo:rsid="00a017fb"/>
    </style:style>
    <style:style style:name="T27"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3">
      <text:list-level-style-number text:level="1" loext:num-list-format=" %1%."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2/10/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1"/>
      <text:list xml:id="list2821941224" text:style-name="Outline">
        <text:list-item>
          <text:h text:style-name="P2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0"><text:s/>0 <text:s text:c="3"/>Document Control<text:tab/>2</text:p>
          <text:p text:style-name="P21"><text:s/>0.1 <text:s text:c="3"/>Table of Contents<text:tab/>2</text:p>
          <text:p text:style-name="P21"><text:s/>0.2 <text:s text:c="3"/>References<text:tab/>2</text:p>
          <text:p text:style-name="P21"><text:s/>0.3 <text:s text:c="3"/>Document History<text:tab/>3</text:p>
          <text:p text:style-name="P21"><text:s/>0.4 <text:s text:c="3"/>Copyright<text:tab/>3</text:p>
          <text:p text:style-name="P20"><text:s/>1 <text:s text:c="3"/>Overview<text:tab/>4</text:p>
          <text:p text:style-name="P21"><text:s/>1.1 <text:s text:c="3"/>VDMJ<text:tab/>4</text:p>
          <text:p text:style-name="P21"><text:s/>1.2 <text:s text:c="3"/>VDMJ Interfaces<text:tab/>4</text:p>
          <text:p text:style-name="P21"><text:s/>1.3 <text:s text:c="3"/>LSP Server Plugin Architecture<text:tab/>4</text:p>
          <text:p text:style-name="P20"><text:s/>2 <text:s text:c="3"/>Analysis Plugin Interfaces<text:tab/>5</text:p>
          <text:p text:style-name="P21"><text:s/>2.1 <text:s text:c="3"/>The Build Environment<text:tab/>5</text:p>
          <text:p text:style-name="P21"><text:s/>2.2 <text:s text:c="3"/>Plugin Configuration<text:tab/>5</text:p>
          <text:p text:style-name="P21"><text:s/>2.3 <text:s text:c="3"/>Plugin Construction<text:tab/>5</text:p>
          <text:p text:style-name="P21"><text:s/>2.4 <text:s text:c="3"/>Event Handling<text:tab/>6</text:p>
          <text:p text:style-name="P21"><text:s/>2.5 <text:s text:c="3"/>Server Startup Processing<text:tab/>6</text:p>
          <text:p text:style-name="P20"><text:s/>3 <text:s text:c="3"/>Server/Plugin Interactions<text:tab/>8</text:p>
          <text:p text:style-name="P20"><text:s/>4 <text:s text:c="3"/>Example Plugins<text:tab/>9</text:p>
          <text:p text:style-name="P20"><text:s/>A. <text:s text:c="2"/>Events<text:tab/>10</text:p>
        </text:index-body>
      </text:table-of-content>
      <text:list xml:id="list165813192851682" text:continue-numbering="true" text:style-name="Outline">
        <text:list-item>
          <text:list>
            <text:list-item>
              <text:h text:style-name="P23" text:outline-level="2"><text:bookmark-start text:name="__RefHeading___Toc5835_348362713"/>References<text:bookmark-end text:name="__RefHeading___Toc5835_348362713"/></text:h>
            </text:list-item>
          </text:list>
        </text:list-item>
      </text:list>
      <text:list xml:id="list1530028263"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28"><text:bookmark-start text:name="__RefNumPara__3567_494456740"/><text:span text:style-name="T7">VDMJ, </text:span><text:a xlink:type="simple" xlink:href="https://github.com/nickbattle/vdmj" text:style-name="Internet_20_link" text:visited-style-name="Visited_20_Internet_20_Link"><text:span text:style-name="T7">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6">https://microsoft.github.io/language-server-protocol/overviews/lsp/overview/</text:span></text:a><text:span text:style-name="T6"> and </text:span><text:a xlink:type="simple" xlink:href="https://microsoft.github.io/debug-adapter-protocol/overview" text:style-name="Internet_20_link" text:visited-style-name="Visited_20_Internet_20_Link"><text:span text:style-name="T6">https://microsoft.github.io/debug-adapter-protocol/overview</text:span></text:a><text:bookmark-end text:name="__RefNumPara__3569_494456740"/></text:p>
        </text:list-item>
        <text:list-item>
          <text:p text:style-name="P29"><text:bookmark-start text:name="__RefNumPara__3571_494456740"/><text:span text:style-name="T8">Visual Studio Code, </text:span><text:a xlink:type="simple" xlink:href="https://github.com/microsoft/vscode" text:style-name="Internet_20_link" text:visited-style-name="Visited_20_Internet_20_Link"><text:span text:style-name="T8">https://github.com/microsoft/vscode</text:span></text:a><text:bookmark-end text:name="__RefNumPara__3571_494456740"/></text:p>
        </text:list-item>
        <text:list-item>
          <text:p text:style-name="P30"><text:bookmark-start text:name="__RefNumPara__3573_494456740"/><text:span text:style-name="T22">VDM VSCode extension, </text:span><text:a xlink:type="simple" xlink:href="https://github.com/overturetool/vdm-vscode" text:style-name="Internet_20_link" text:visited-style-name="Visited_20_Internet_20_Link"><text:span text:style-name="T22">https://github.com/overturetool/vdm-vscode</text:span></text:a><text:bookmark-end text:name="__RefNumPara__3573_494456740"/></text:p>
        </text:list-item>
      </text:list>
      <text:list xml:id="list165812222148058" text:continue-list="list165813192851682"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span text:style-name="T22">02</text:span>/<text:span text:style-name="T22">10</text:span>/22</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65812462503782"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581305773233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22">document</text:span> describes <text:span text:style-name="T22">how to write</text:span><text:span text:style-name="T14"> Analysis Plugins</text:span><text:span text:style-name="T18"> for</text:span><text:span text:style-name="T17"> </text:span>the VDMJ <text:span text:style-name="T22">LSP language server</text:span>.</text:p>
      <text:p text:style-name="P14"><text:span text:style-name="T23">Section </text:span><text:bookmark-ref text:reference-format="chapter" text:ref-name="__RefHeading___Toc5841_348362713">1</text:bookmark-ref><text:s/>gives an overview of the architecture into which <text:span text:style-name="T22">plugins fit</text:span>. Section <text:bookmark-ref text:reference-format="chapter" text:ref-name="__RefHeading___Toc3514_494456740">2</text:bookmark-ref><text:s/>gives detailed information about <text:span text:style-name="T25">how </text:span><text:span text:style-name="T22">plugins </text:span><text:span text:style-name="T25">interact with the language server</text:span>. Section <text:bookmark-ref text:reference-format="chapter" text:ref-name="__RefHeading___Toc3516_494456740">3</text:bookmark-ref><text:s/>walks through various common scenarios to describe the interaction of <text:span text:style-name="T22">plugins with the server</text:span>. <text:span text:style-name="T25">Section </text:span><text:span text:style-name="T25"><text:bookmark-ref text:reference-format="chapter" text:ref-name="__RefHeading___Toc3724_494456740">4</text:bookmark-ref></text:span><text:span text:style-name="T25"><text:s/>gives some examples of what would be possible with plugins and how to achieve it.</text:span></text:p>
      <text:list xml:id="list165812926785549"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xml:id="list165811879063335" text:continue-numbering="true" text:style-name="Outline">
        <text:list-item>
          <text:list>
            <text:list-item>
              <text:h text:style-name="Heading_20_2" text:outline-level="2"><text:bookmark-start text:name="__RefHeading___Toc339_1757726760"/>VDMJ <text:span text:style-name="T10">Interfaces</text:span><text:bookmark-end text:name="__RefHeading___Toc339_1757726760"/></text:h>
            </text:list-item>
          </text:list>
        </text:list-item>
      </text:list>
      <text:p text:style-name="P11"><text:span text:style-name="T9">VDMJ offers language services independently of the means used to access those services. That means that VDMJ </text:span><text:span text:style-name="T4">can</text:span><text:span text:style-name="T9"> be used </text:span><text:span text:style-name="T4">from</text:span><text:span text:style-name="T9"> </text:span><text:span text:style-name="T3">several </text:span><text:span text:style-name="T4">different</text:span><text:span text:style-name="T9"> IDE environments.</text:span></text:p>
      <text:p text:style-name="P11"><text:span text:style-name="T2">The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9">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21">so </text:span>can be used by an IDE like V<text:span text:style-name="T25">isual Studio </text:span>Code <text:bookmark-ref text:reference-format="number" text:ref-name="__RefNumPara__3571_494456740">[5]</text:bookmark-ref><text:bookmark-ref text:reference-format="number" text:ref-name="__RefNumPara__3573_494456740">[6]</text:bookmark-ref>.</text:p>
      <text:list xml:id="list165812087606657" text:continue-numbering="true" text:style-name="Outline">
        <text:list-item>
          <text:list>
            <text:list-item>
              <text:h text:style-name="P24" text:outline-level="2"><text:bookmark-start text:name="__RefHeading___Toc5876_700457644"/>LSP Server <text:span text:style-name="T24">Plugin </text:span>Architecture<text:bookmark-end text:name="__RefHeading___Toc5876_700457644"/></text:h>
            </text:list-item>
          </text:list>
        </text:list-item>
      </text:list>
      <text:p text:style-name="P32">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3">Language services are added to the LSP Server via a number of <text:span text:style-name="T13">Analysis Plugins</text:span><text:span text:style-name="T17">, which are responsible for all communication that relates to a particular </text:span><text:span text:style-name="T13">analysis</text:span><text:span text:style-name="T17">.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33"><text:span text:style-name="T17">Plugins for the fundamental analyses are built into the LSP Server, but additional plugins can be written </text:span><text:span text:style-name="T19">independently</text:span><text:span text:style-name="T17"> and added to the LSP Server environment easily. This document describes how to write such plugins.</text:span></text:p>
      <text:p text:style-name="P12"/>
      <text:list xml:id="list165813508292982" text:continue-numbering="true" text:style-name="Outline">
        <text:list-item>
          <text:h text:style-name="Heading_20_1" text:outline-level="1"><text:bookmark-start text:name="__RefHeading___Toc3514_494456740"/><text:span text:style-name="T23">Analysis </text:span>Plugin Interfaces<text:bookmark-end text:name="__RefHeading___Toc3514_494456740"/></text:h>
        </text:list-item>
      </text:list>
      <text:p text:style-name="P34">This section describes how to build a new plugin for the VDMJ Language Server. The description is based around an example plugin that is provided with VDMJ.</text:p>
      <text:list xml:id="list165813080540287"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34">VDMJ is written in Java, so it expects plugins to be written in Java also. You can choose the version of Java that you use, but it must be at least version 8 as the language server itself requires this.</text:p>
      <text:p text:style-name="P34">The example plugin provided with VDMJ is built using Maven, which defines the dependencies required. But you may prefer to write your plugin using a different dependency management system.</text:p>
      <text:p text:style-name="P34">The VDMJ source is available here <text:bookmark-ref text:reference-format="number" text:ref-name="__RefNumPara__3567_494456740">[3]</text:bookmark-ref>. The example plugin is in <text:span text:style-name="T13">examples/lspplugin</text:span>.</text:p>
      <text:list xml:id="list165812451574121" text:continue-numbering="true" text:style-name="Outline">
        <text:list-item>
          <text:list>
            <text:list-item>
              <text:h text:style-name="P25" text:outline-level="2"><text:bookmark-start text:name="__RefHeading___Toc3744_494456740"/>Plugin Configuration<text:bookmark-end text:name="__RefHeading___Toc3744_494456740"/></text:h>
            </text:list-item>
          </text:list>
        </text:list-item>
      </text:list>
      <text:p text:style-name="P35"><text:span text:style-name="T25">All analysis plugins extend the Java class </text:span><text:span text:style-name="T15">workspace.plugins.AnalysisPlugin</text:span><text:span text:style-name="T25">.</text:span></text:p>
      <text:p text:style-name="P34">To inform the language server of the plugins to be used, the Java property <text:span text:style-name="T13">lspx.plugins</text:span><text:span text:style-name="T17"> must be set to a comma-separated list of the class names of the plugins to use. The fundamental plugins are added automatically, and </text:span><text:span text:style-name="T13">ahead </text:span><text:span text:style-name="T17">of all user added plugins. The order of plugins may be significant </text:span><text:span text:style-name="T20">(see below)</text:span><text:span text:style-name="T17">.</text:span></text:p>
      <text:p text:style-name="P34"><text:span text:style-name="T17">Naturally, as well as being listed in the property, the classes must also be available on the classpath. </text:span><text:span text:style-name="T20">Typically, plugins are compiled into jars which are added.</text:span></text:p>
      <text:p text:style-name="P34"><text:span text:style-name="T17">The way of setting </text:span><text:span text:style-name="T13">lspx.plugins </text:span><text:span text:style-name="T17">and the classpath differs between IDEs. In VDM VSCode, they can be set via the settings for the extension.</text:span></text:p>
      <text:list xml:id="list165813441008590" text:continue-numbering="true" text:style-name="Outline">
        <text:list-item>
          <text:list>
            <text:list-item>
              <text:h text:style-name="P25" text:outline-level="2"><text:bookmark-start text:name="__RefHeading___Toc3832_494456740"/>Plugin Construction<text:bookmark-end text:name="__RefHeading___Toc3832_494456740"/></text:h>
            </text:list-item>
          </text:list>
        </text:list-item>
      </text:list>
      <text:p text:style-name="P35"><text:span text:style-name="T25">When the language server starts, a single instance of </text:span><text:span text:style-name="T26">each</text:span><text:span text:style-name="T25"> plugin </text:span><text:span text:style-name="T26">in</text:span><text:span text:style-name="T16"> lspx.plugins</text:span><text:span text:style-name="T15"> </text:span><text:span text:style-name="T25">will be constructed and registered with the </text:span><text:span text:style-name="T15">PluginRegistry</text:span><text:span text:style-name="T19">. The construction of plugins looks for a method in your class with this signature:</text:span></text:p>
      <text:p text:style-name="Preformatted_20_Text">public static <text:span text:style-name="T25">My</text:span>Plugin factory(Dialect dialect)</text:p>
      <text:p text:style-name="Preformatted_20_Text"/>
      <text:p text:style-name="P35"><text:span text:style-name="T25">If that method exists, it is passed the </text:span><text:span text:style-name="T15">dialect </text:span><text:span text:style-name="T19">of the language server, which allows the plugin to create a slightly different variant for each. This might be more efficient than testing the server dialect repeatedly. If this factory method does not exist, the default class constructor is used.</text:span></text:p>
      <text:p text:style-name="P34"><text:span text:style-name="T17">The</text:span><text:span text:style-name="T13"> PluginRegistry</text:span><text:span text:style-name="T17"> does the following to register the plugin:</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34">Note that this requires two methods to be implemented: <text:span text:style-name="T13">getName</text:span><text:span text:style-name="T17"> and </text:span><text:span text:style-name="T13">init</text:span><text:span text:style-name="T17">. The name of your plugin can be used by other plugins to obtain services and data that you may provide. By convention, it is a short string that is also reflected in the class names of the plugin, but this is not a requirement. For example, the name of the parser plugin is “AST”, and the type checker plugin is “TC”.</text:span></text:p>
      <text:p text:style-name="P34"><text:span text:style-name="T17">The </text:span><text:span text:style-name="T13">init </text:span><text:span text:style-name="T17">method, as the name suggests, should initialize your plugin. Typically, this will involve registering for various </text:span><text:span text:style-name="T13">events </text:span><text:span text:style-name="T17">with the </text:span><text:span text:style-name="T13">EventHub</text:span><text:span text:style-name="T17">. See below.</text:span></text:p>
      <text:p text:style-name="P34"><text:span text:style-name="T17">You could create a plugin that only implemented </text:span><text:span text:style-name="T13">getName </text:span><text:span text:style-name="T17">and </text:span><text:span text:style-name="T13">init</text:span><text:span text:style-name="T17">, but it would not take part in any </text:span><text:soft-page-break/><text:span text:style-name="T17">language processing subsequently.</text:span></text:p>
      <text:p text:style-name="P34"><text:span text:style-name="T17">After registration, your initialized plugin will be invoked when various things happen in the language server, either by events being sent or methods being called, as discussed below.</text:span></text:p>
      <text:list xml:id="list165812955133932" text:continue-numbering="true" text:style-name="Outline">
        <text:list-item>
          <text:list>
            <text:list-item>
              <text:h text:style-name="P26" text:outline-level="2"><text:bookmark-start text:name="__RefHeading___Toc3834_494456740"/>Event Handling<text:bookmark-end text:name="__RefHeading___Toc3834_494456740"/></text:h>
            </text:list-item>
          </text:list>
        </text:list-item>
      </text:list>
      <text:p text:style-name="P36">Plugins can implement a method called <text:span text:style-name="T13">handleEvent</text:span><text:span text:style-name="T17">, which is passed either an </text:span><text:span text:style-name="T13">LSPEvent </text:span><text:span text:style-name="T17">or a </text:span><text:span text:style-name="T13">DAPEvent</text:span><text:span text:style-name="T17">. Events indicate that something has happened in the language server and the plugins register to be informed by calling the </text:span><text:span text:style-name="T13">register </text:span><text:span text:style-name="T17">method of the </text:span><text:span text:style-name="T13">EventHub </text:span><text:span text:style-name="T17">class.</text:span></text:p>
      <text:p text:style-name="P36"><text:span text:style-name="T17">For example, the </text:span><text:span text:style-name="T13">ASTPlugin </text:span><text:span text:style-name="T17">does the following in its </text:span><text:span text:style-name="T13">init </text:span><text:span text:style-name="T17">method:</text:span></text:p>
      <text:p text:style-name="Preformatted_20_Text">@Override</text:p>
      <text:p text:style-name="Preformatted_20_Text">public void init()</text:p>
      <text:p text:style-name="Preformatted_20_Text">{</text:p>
      <text:p text:style-name="Preformatted_20_Text"><text:tab/>eventhub.register(InitializedEvent.class, this);</text:p>
      <text:p text:style-name="Preformatted_20_Text"><text:tab/>eventhub.register(ChangeFileEvent.class, this);</text:p>
      <text:p text:style-name="Preformatted_20_Text"><text:tab/>eventhub.register(CheckPrepareEvent.class, this);</text:p>
      <text:p text:style-name="Preformatted_20_Text"><text:tab/>eventhub.register(CheckSyntaxEvent.class, this);</text:p>
      <text:p text:style-name="Preformatted_20_Text"><text:tab/>this.dirty = false;</text:p>
      <text:p text:style-name="Preformatted_20_Text">}</text:p>
      <text:p text:style-name="Preformatted_20_Text"/>
      <text:p text:style-name="P36">The <text:span text:style-name="T13">eventhub </text:span><text:span text:style-name="T17">value is available to all plugins, and is the same as </text:span><text:span text:style-name="T13">EventHub.getInstance()</text:span><text:span text:style-name="T17">. The register method is passed an </text:span><text:span text:style-name="T13">Event</text:span><text:span text:style-name="T17"> class, and an </text:span><text:span text:style-name="T13">EventListener, </text:span><text:span text:style-name="T17">though by convention the plugin implements the </text:span><text:span text:style-name="T13">EventListener </text:span><text:span text:style-name="T17">interface itself, which just defines the </text:span><text:span text:style-name="T13">handleEvent </text:span><text:span text:style-name="T17">methods.</text:span></text:p>
      <text:p text:style-name="P36"><text:span text:style-name="T17">Having registered for an </text:span><text:span text:style-name="T13">Event</text:span><text:span text:style-name="T17">, the </text:span><text:span text:style-name="T13">handleEvent </text:span><text:span text:style-name="T17">method is called whenever the event occurs. So for example, </text:span><text:span text:style-name="T13">ASTPlugin </text:span><text:span text:style-name="T17">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7">}</text:p>
      <text:p text:style-name="Text_20_body"/>
      <text:p text:style-name="P36">Notice that the <text:span text:style-name="T13">handleEvent </text:span><text:span text:style-name="T17">returns an </text:span><text:span text:style-name="T13">RPCMessageList</text:span><text:span text:style-name="T17">, which is a list of </text:span><text:span text:style-name="T13">JSONObjects </text:span><text:span text:style-name="T17">that represent the response to the Client, if any. The responses from every plugin that is registered for an </text:span><text:span text:style-name="T13">Event </text:span><text:span text:style-name="T17">are collected and sent back to the Client, along with any standard responses from the language server itself.</text:span></text:p>
      <text:p text:style-name="P36"><text:span text:style-name="T17">In the example above, the </text:span><text:span text:style-name="T13">InitializedEvent </text:span><text:span text:style-name="T17">is sent when the language server is exchanging initialize messages with the Client. By handling this event, the </text:span><text:span text:style-name="T13">ASTPlugin </text:span><text:span text:style-name="T17">can add some dynamic registrations for services that it requires but which cannot be set via the standard initialize response.</text:span></text:p>
      <text:p text:style-name="P36"><text:span text:style-name="T17">A full list of Events and when they are raised is given in Appendix </text:span><text:span text:style-name="T17"><text:bookmark-ref text:reference-format="chapter" text:ref-name="__RefHeading___Toc3838_494456740">A</text:bookmark-ref></text:span><text:span text:style-name="T17">.</text:span></text:p>
      <text:list xml:id="list165812018179412" text:continue-numbering="true" text:style-name="Outline">
        <text:list-item>
          <text:list>
            <text:list-item>
              <text:h text:style-name="Heading_20_2" text:outline-level="2"><text:bookmark-start text:name="__RefHeading___Toc3836_494456740"/>Server Startup Processing<text:bookmark-end text:name="__RefHeading___Toc3836_494456740"/></text:h>
            </text:list-item>
          </text:list>
        </text:list-item>
      </text:list>
      <text:p text:style-name="P34">When the LSP server starts, it has various LSP protocol exchanges with the Client (typically the IDE). These inform the server of the Client’s capabilities and allow the server to inform the Client of its capabilities.</text:p>
      <text:p text:style-name="P34"><text:soft-page-break/>Plugins may want to extend the capabilities of the server, so they need to be able to contribute to this exchange. To enable this, plugins can implement the following method:</text:p>
      <text:p text:style-name="Preformatted_20_Text"/>
      <text:p text:style-name="Preformatted_20_Text">public void setServerCapabilities(JSONObject capabilities)</text:p>
      <text:p text:style-name="Preformatted_20_Text"/>
      <text:p text:style-name="P34">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2.2</text:bookmark-ref>).</text:p>
      <text:p text:style-name="P34"/>
      <text:list xml:id="list165813202159058" text:continue-numbering="true" text:style-name="Outline">
        <text:list-item>
          <text:h text:style-name="Heading_20_1" text:outline-level="1"><text:bookmark-start text:name="__RefHeading___Toc3516_494456740"/>Server/Plugin Interactions<text:bookmark-end text:name="__RefHeading___Toc3516_494456740"/></text:h>
        </text:list-item>
      </text:list>
      <text:p text:style-name="Text_20_body">…</text:p>
      <text:list xml:id="list165812918858200" text:continue-numbering="true" text:style-name="Outline">
        <text:list-item>
          <text:h text:style-name="Heading_20_1" text:outline-level="1"><text:bookmark-start text:name="__RefHeading___Toc3724_494456740"/>Example Plugins<text:bookmark-end text:name="__RefHeading___Toc3724_494456740"/></text:h>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Text_20_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face style:name="StarSymbol1"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1" style:font-family-asian="StarSymbol" style:font-charset-asian="x-symbol" style:font-size-asian="80pt" style:font-name-complex="StarSymbol1"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1"/>
      </text:list-level-style-bullet>
      <text:list-level-style-bullet text:level="2" text:style-name="Bullet_20_Symbols" loext:num-list-format="%2%" text:bullet-char="•">
        <style:list-level-properties text:space-before="6.096cm" text:min-label-width="1.778cm"/>
        <style:text-properties style:font-name="StarSymbol1"/>
      </text:list-level-style-bullet>
      <text:list-level-style-bullet text:level="3" text:style-name="Bullet_20_Symbols" loext:num-list-format="%3%" text:bullet-char="•">
        <style:list-level-properties text:space-before="9.144cm" text:min-label-width="1.778cm"/>
        <style:text-properties style:font-name="StarSymbol1"/>
      </text:list-level-style-bullet>
      <text:list-level-style-bullet text:level="4" text:style-name="Bullet_20_Symbols" loext:num-list-format="%4%" text:bullet-char="•">
        <style:list-level-properties text:space-before="12.192cm" text:min-label-width="1.778cm"/>
        <style:text-properties style:font-name="StarSymbol1"/>
      </text:list-level-style-bullet>
      <text:list-level-style-bullet text:level="5" text:style-name="Bullet_20_Symbols" loext:num-list-format="%5%" text:bullet-char="•">
        <style:list-level-properties text:space-before="15.24cm" text:min-label-width="1.778cm"/>
        <style:text-properties style:font-name="StarSymbol1"/>
      </text:list-level-style-bullet>
      <text:list-level-style-bullet text:level="6" text:style-name="Bullet_20_Symbols" loext:num-list-format="%6%" text:bullet-char="•">
        <style:list-level-properties text:space-before="18.288cm" text:min-label-width="1.778cm"/>
        <style:text-properties style:font-name="StarSymbol1"/>
      </text:list-level-style-bullet>
      <text:list-level-style-bullet text:level="7" text:style-name="Bullet_20_Symbols" loext:num-list-format="%7%" text:bullet-char="•">
        <style:list-level-properties text:space-before="21.336cm" text:min-label-width="1.778cm"/>
        <style:text-properties style:font-name="StarSymbol1"/>
      </text:list-level-style-bullet>
      <text:list-level-style-bullet text:level="8" text:style-name="Bullet_20_Symbols" loext:num-list-format="%8%" text:bullet-char="•">
        <style:list-level-properties text:space-before="24.384cm" text:min-label-width="1.778cm"/>
        <style:text-properties style:font-name="StarSymbol1"/>
      </text:list-level-style-bullet>
      <text:list-level-style-bullet text:level="9" text:style-name="Bullet_20_Symbols" loext:num-list-format="%9%" text:bullet-char="•">
        <style:list-level-properties text:space-before="27.432cm" text:min-label-width="1.778cm"/>
        <style:text-properties style:font-name="StarSymbol1"/>
      </text:list-level-style-bullet>
      <text:list-level-style-bullet text:level="10" text:style-name="Bullet_20_Symbols" loext:num-list-format="%10%" text:bullet-char="•">
        <style:list-level-properties text:space-before="30.48cm" text:min-label-width="1.778cm"/>
        <style:text-properties style:font-name="StarSymbol1"/>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1"/>
      </text:list-level-style-bullet>
      <text:list-level-style-bullet text:level="2" text:style-name="Numbering_20_Symbols" loext:num-list-format="%2%" text:bullet-char="□">
        <style:list-level-properties text:space-before="0.395cm" text:min-label-width="0.395cm"/>
        <style:text-properties style:font-name="StarSymbol1"/>
      </text:list-level-style-bullet>
      <text:list-level-style-bullet text:level="3" text:style-name="Numbering_20_Symbols" loext:num-list-format="%3%" text:bullet-char="☑">
        <style:list-level-properties text:min-label-width="0.395cm"/>
        <style:text-properties style:font-name="StarSymbol1"/>
      </text:list-level-style-bullet>
      <text:list-level-style-bullet text:level="4" text:style-name="Numbering_20_Symbols" loext:num-list-format="%4%" text:bullet-char="□">
        <style:list-level-properties text:space-before="0.395cm" text:min-label-width="0.395cm"/>
        <style:text-properties style:font-name="StarSymbol1"/>
      </text:list-level-style-bullet>
      <text:list-level-style-bullet text:level="5" text:style-name="Numbering_20_Symbols" loext:num-list-format="%5%" text:bullet-char="☑">
        <style:list-level-properties text:min-label-width="0.395cm"/>
        <style:text-properties style:font-name="StarSymbol1"/>
      </text:list-level-style-bullet>
      <text:list-level-style-bullet text:level="6" text:style-name="Numbering_20_Symbols" loext:num-list-format="%6%" text:bullet-char="□">
        <style:list-level-properties text:space-before="0.395cm" text:min-label-width="0.395cm"/>
        <style:text-properties style:font-name="StarSymbol1"/>
      </text:list-level-style-bullet>
      <text:list-level-style-bullet text:level="7" text:style-name="Numbering_20_Symbols" loext:num-list-format="%7%" text:bullet-char="☑">
        <style:list-level-properties text:min-label-width="0.395cm"/>
        <style:text-properties style:font-name="StarSymbol1"/>
      </text:list-level-style-bullet>
      <text:list-level-style-bullet text:level="8" text:style-name="Numbering_20_Symbols" loext:num-list-format="%8%" text:bullet-char="□">
        <style:list-level-properties text:space-before="0.395cm" text:min-label-width="0.395cm"/>
        <style:text-properties style:font-name="StarSymbol1"/>
      </text:list-level-style-bullet>
      <text:list-level-style-bullet text:level="9" text:style-name="Numbering_20_Symbols" loext:num-list-format="%9%" text:bullet-char="☑">
        <style:list-level-properties text:min-label-width="0.395cm"/>
        <style:text-properties style:font-name="StarSymbol1"/>
      </text:list-level-style-bullet>
      <text:list-level-style-bullet text:level="10" text:style-name="Numbering_20_Symbols" loext:num-list-format="%10%" text:bullet-char="□">
        <style:list-level-properties text:space-before="0.395cm" text:min-label-width="0.395cm"/>
        <style:text-properties style:font-name="StarSymbol1"/>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1"/>
      </text:list-level-style-bullet>
      <text:list-level-style-bullet text:level="5" text:style-name="Numbering_20_Symbols" loext:num-list-format="%5%" text:bullet-char="•">
        <style:list-level-properties text:space-before="2cm" text:min-label-width="0.395cm"/>
        <style:text-properties style:font-name="StarSymbol1"/>
      </text:list-level-style-bullet>
      <text:list-level-style-bullet text:level="6" text:style-name="Numbering_20_Symbols" loext:num-list-format="%6%" text:bullet-char="•">
        <style:list-level-properties text:space-before="2.395cm" text:min-label-width="0.395cm"/>
        <style:text-properties style:font-name="StarSymbol1"/>
      </text:list-level-style-bullet>
      <text:list-level-style-bullet text:level="7" text:style-name="Numbering_20_Symbols" loext:num-list-format="%7%" text:bullet-char="•">
        <style:list-level-properties text:space-before="2.791cm" text:min-label-width="0.395cm"/>
        <style:text-properties style:font-name="StarSymbol1"/>
      </text:list-level-style-bullet>
      <text:list-level-style-bullet text:level="8" text:style-name="Numbering_20_Symbols" loext:num-list-format="%8%" text:bullet-char="•">
        <style:list-level-properties text:space-before="3.186cm" text:min-label-width="0.395cm"/>
        <style:text-properties style:font-name="StarSymbol1"/>
      </text:list-level-style-bullet>
      <text:list-level-style-bullet text:level="9" text:style-name="Numbering_20_Symbols" loext:num-list-format="%9%" text:bullet-char="•">
        <style:list-level-properties text:space-before="3.581cm" text:min-label-width="0.395cm"/>
        <style:text-properties style:font-name="StarSymbol1"/>
      </text:list-level-style-bullet>
      <text:list-level-style-bullet text:level="10" text:style-name="Numbering_20_Symbols" loext:num-list-format="%10%" text:bullet-char="•">
        <style:list-level-properties text:space-before="3.976cm" text:min-label-width="0.395cm"/>
        <style:text-properties style:font-name="StarSymbol1"/>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2"><draw:frame draw:style-name="Mfr1" draw:name="Image2" text:anchor-type="as-char" svg:width="1.27cm" svg:height="1.27cm" draw:z-index="8"><draw:image xlink:href="Pictures/1000000100000089000000873A12662FFC425670.png" xlink:type="simple" xlink:show="embed" xlink:actuate="onLoad" draw:mime-type="image/png"/></draw:frame></text:p>
            </table:table-cell>
            <table:table-cell office:value-type="string">
              <text:p text:style-name="MP3"><text:title>Plugin Writer's Guide</text:title></text:p>
            </table:table-cell>
            <table:table-cell office:value-type="string">
              <text:p text:style-name="MP4">Date: <text:modification-date style:data-style-name="N37">02/10/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0</text:page-number><text:s/>of <text:page-count style:num-format="1">1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Plugin Writer's Guide</dc:title>
    <dc:description>The Plugin Writer's Guide for the LSP/DAP Server</dc:description>
    <meta:editing-cycles>276</meta:editing-cycles>
    <meta:editing-duration>P3DT17H29M20S</meta:editing-duration>
    <dc:date>2022-10-02T16:58:11.553060406</dc:date>
    <dc:subject>Plugins</dc:subject>
    <meta:keyword>Plugins LSP DAP</meta:keyword>
    <meta:document-statistic meta:table-count="4" meta:image-count="1" meta:object-count="0" meta:page-count="10" meta:paragraph-count="126" meta:word-count="1459" meta:character-count="9657" meta:non-whitespace-character-count="8218"/>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